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6.606cm"/>
    </style:style>
    <style:style style:name="co4" style:family="table-column">
      <style:table-column-properties fo:break-before="auto" style:column-width="5.085cm"/>
    </style:style>
    <style:style style:name="co5" style:family="table-column">
      <style:table-column-properties fo:break-before="auto" style:column-width="4.725cm"/>
    </style:style>
    <style:style style:name="co6" style:family="table-column">
      <style:table-column-properties fo:break-before="auto" style:column-width="5.308cm"/>
    </style:style>
    <style:style style:name="co7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3.37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Arial" style:font-name-asian="Droid Sans" style:font-name-complex="FreeSans"/>
    </style:style>
    <style:style style:name="ce5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font-name="Times New Roman" style:font-name-asian="Droid Sans" style:font-name-complex="FreeSans"/>
    </style:style>
    <style:style style:name="ce9" style:family="table-cell" style:parent-style-name="Default">
      <style:text-properties style:font-name="Times New Roman" style:font-name-asian="Droid Sans" style:font-name-complex="FreeSans"/>
    </style:style>
    <style:style style:name="ce10" style:family="table-cell" style:parent-style-name="Default" style:data-style-name="N104"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fo:background-color="transparent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style:font-name-asian="Droid Sans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9" table:default-cell-style-name="ce12"/>
        <table:table-column table:style-name="co8" table:number-columns-repeated="1016" table:default-cell-style-name="Default"/>
        <table:table-row table:style-name="ro2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3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PCB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2.9" calcext:value-type="currency">
            <text:p>$2.90</text:p>
          </table:table-cell>
          <table:table-cell table:style-name="ce12" table:formula="of:=[.H2]*[.G2]" office:value-type="currency" office:currency="AUD" office:value="2.9" calcext:value-type="currency">
            <text:p>$2.90</text:p>
          </table:table-cell>
          <table:table-cell table:style-name="ce2" office:value-type="string" calcext:value-type="string">
            <text:p>29/10 incl. Shipping. Smart-prototyping.com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Digikey Shipping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3" calcext:value-type="currency">
            <text:p>$3.00</text:p>
          </table:table-cell>
          <table:table-cell table:style-name="ce12" table:formula="of:=[.H3]*[.G3]" office:value-type="currency" office:currency="AUD" office:value="3" calcext:value-type="currency">
            <text:p>$3.00</text:p>
          </table:table-cell>
          <table:table-cell table:style-name="ce2" office:value-type="string" calcext:value-type="string">
            <text:p>$30 for 10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tenci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office:value-type="currency" office:currency="AUD" office:value="0.44" calcext:value-type="currency">
            <text:p>$0.44</text:p>
          </table:table-cell>
          <table:table-cell table:style-name="ce12" table:formula="of:=[.H4]*[.G4]" office:value-type="currency" office:currency="AUD" office:value="0.44" calcext:value-type="currency">
            <text:p>$0.44</text:p>
          </table:table-cell>
          <table:table-cell table:style-name="ce2" office:value-type="string" calcext:value-type="string">
            <text:p>$44/100 incl. Shipping smart-prototyping.com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2" office:value-type="string" calcext:value-type="string">
            <text:p>Solder paste pen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0" table:formula="of:=13/5" office:value-type="currency" office:currency="AUD" office:value="2.6" calcext:value-type="currency">
            <text:p>$2.60</text:p>
          </table:table-cell>
          <table:table-cell table:style-name="ce12" table:formula="of:=[.H5]*[.G5]" office:value-type="currency" office:currency="AUD" office:value="2.6" calcext:value-type="currency">
            <text:p>$2.60</text:p>
          </table:table-cell>
          <table:table-cell table:style-name="ce2" office:value-type="string" calcext:value-type="string">
            <text:p>$13/5 from Jaycar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PsoC 5LP</text:p>
          </table:table-cell>
          <table:table-cell table:style-name="ce3" office:value-type="string" calcext:value-type="string">
            <text:p>CY8C53</text:p>
          </table:table-cell>
          <table:table-cell table:style-name="ce3" office:value-type="string" calcext:value-type="string">
            <text:p>TQFP 100</text:p>
          </table:table-cell>
          <table:table-cell table:style-name="ce3" office:value-type="string" calcext:value-type="string">
            <text:p>Cypress CY8C5268AXI-LP047</text:p>
          </table:table-cell>
          <table:table-cell table:style-name="ce3" office:value-type="string" calcext:value-type="string">
            <text:p>Buy direct from Cypress.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6]*[.G6]" office:value-type="currency" office:currency="AUD" office:value="7.77" calcext:value-type="currency">
            <text:p>$7.77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7]*[.G7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8]*[.G8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4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9]*[.G9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10]*[.G10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4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11]*[.G11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12]*[.G12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13]*[.G13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Miniprog3 10-pin Connector</text:p>
          </table:table-cell>
          <table:table-cell table:style-name="ce3"/>
          <table:table-cell table:style-name="ce3" office:value-type="string" calcext:value-type="string">
            <text:p>10 pos 0.05” header</text:p>
          </table:table-cell>
          <table:table-cell table:style-name="ce5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4]*[.G14]" office:value-type="currency" office:currency="AUD" office:value="0.86" calcext:value-type="currency">
            <text:p>$0.86</text:p>
          </table:table-cell>
          <table:table-cell table:style-name="ce3" office:value-type="string" calcext:value-type="string">
            <text:p>Alternate: Samtec</text:p>
            <text:p><text:span text:style-name="T1">FTSH-105-01-L-DV-K</text:span>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SCSI connector</text:p>
            <text:p>50 pin narrow</text:p>
          </table:table-cell>
          <table:table-cell table:style-name="ce3"/>
          <table:table-cell table:style-name="ce3" office:value-type="string" calcext:value-type="string">
            <text:p>50 pos 0.1” right-angle</text:p>
          </table:table-cell>
          <table:table-cell table:style-name="ce3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8" office:value-type="string" calcext:value-type="string">
            <text:p>ED10542-ND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15]*[.G15]" office:value-type="currency" office:currency="AUD" office:value="1.13" calcext:value-type="currency">
            <text:p>$1.13</text:p>
          </table:table-cell>
          <table:table-cell table:style-name="ce3" table:number-columns-repeated="1015"/>
        </table:table-row>
        <table:table-row table:style-name="ro4">
          <table:table-cell office:value-type="string" calcext:value-type="string">
            <text:p>J3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6]*[.G16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3" office:value-type="string" calcext:value-type="string">
            <text:p>2.85V Linear Regulator</text:p>
            <text:p>SCSI Terminator Power</text:p>
          </table:table-cell>
          <table:table-cell table:style-name="ce4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6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2" table:formula="of:=[.H17]*[.G17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3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8]*[.G18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9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20]*[.G20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0 R11 R12 R6 R7 R8 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Ω </text:p>
          </table:table-cell>
          <table:table-cell office:value-type="string" calcext:value-type="string">
            <text:p>SMD 0805</text:p>
          </table:table-cell>
          <table:table-cell table:style-name="ce4" office:value-type="string" calcext:value-type="string">
            <text:p>TE Connectivity</text:p>
            <text:p>1623097-1</text:p>
          </table:table-cell>
          <table:table-cell table:style-name="ce9" office:value-type="string" calcext:value-type="string">
            <text:p>A106054CT-ND</text:p>
          </table:table-cell>
          <table:table-cell office:value-type="float" office:value="7" calcext:value-type="float">
            <text:p>7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21]*[.G21]" office:value-type="currency" office:currency="AUD" office:value="0.7" calcext:value-type="currency">
            <text:p>$0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9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22]*[.G22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23]*[.G23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24]*[.G24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Stackpole Electronics</text:p>
            <text:p>RMCF0805FT22K0</text:p>
          </table:table-cell>
          <table:table-cell office:value-type="string" calcext:value-type="string">
            <text:p>RMCF0805FT22K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2" table:formula="of:=[.H25]*[.G25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26]*[.G26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7]*[.G27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Default"/>
          <table:table-cell table:style-name="ce13" table:formula="of:=SUM([.I2:.I27])" office:value-type="currency" office:currency="AUD" office:value="38.75" calcext:value-type="currency">
            <text:p>$38.75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3.5” Disk Case Component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3D printed bracked</text:p>
          </table:table-cell>
          <table:table-cell table:number-columns-repeated="3"/>
          <table:table-cell office:value-type="string" calcext:value-type="string">
            <text:p>makexyz.com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" calcext:value-type="currency">
            <text:p>$4.00</text:p>
          </table:table-cell>
          <table:table-cell table:style-name="ce12" table:formula="of:=[.H30]*[.G30]" office:value-type="currency" office:currency="AUD" office:value="4" calcext:value-type="currency">
            <text:p>$4.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3x0.5mm tap</text:p>
          </table:table-cell>
          <table:table-cell office:value-type="string" calcext:value-type="string">
            <text:p>M3 x 10mm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style-name="ce12" table:formula="of:=[.H31]*[.G31]" office:value-type="currency" office:currency="AUD" office:value="5" calcext:value-type="currency">
            <text:p>$5.00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6"/>
          <table:table-cell table:style-name="ce13" table:formula="of:=SUM([.I30:.I31])" office:value-type="currency" office:currency="AUD" office:value="9" calcext:value-type="currency">
            <text:p>$9.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1" table:number-columns-repeated="6"/>
          <table:table-cell table:style-name="ce13"/>
          <table:table-cell table:style-name="ce13" table:formula="of:=[.I28]+[.I32]" office:value-type="currency" office:currency="AUD" office:value="47.75" calcext:value-type="currency">
            <text:p>$47.75</text:p>
          </table:table-cell>
          <table:table-cell table:style-name="ce1" office:value-type="string" calcext:value-type="string">
            <text:p>US DOLLARS</text:p>
          </table:table-cell>
          <table:table-cell table:number-columns-repeated="2"/>
          <table:table-cell table:style-name="ce1" table:number-columns-repeated="1012"/>
        </table:table-row>
        <table:table-row table:style-name="ro2">
          <table:table-cell table:style-name="ce1" table:number-columns-repeated="7"/>
          <table:table-cell table:style-name="ce13"/>
          <table:table-cell table:style-name="ce12" table:formula="of:=[.I34]/[.L35]" office:value-type="currency" office:currency="AUD" office:value="50.7978723404255" calcext:value-type="currency">
            <text:p>$50.80</text:p>
          </table:table-cell>
          <table:table-cell office:value-type="string" calcext:value-type="string">
            <text:p>AUD Dollar</text:p>
          </table:table-cell>
          <table:table-cell table:style-name="ce12" office:value-type="string" calcext:value-type="string">
            <text:p>Exchange Rate:</text:p>
          </table:table-cell>
          <table:table-cell office:value-type="float" office:value="0.94" calcext:value-type="float">
            <text:p>0.94</text:p>
          </table:table-cell>
          <table:table-cell table:style-name="ce1" table:number-columns-repeated="1012"/>
        </table:table-row>
        <table:table-row table:style-name="ro2">
          <table:table-cell table:number-columns-repeated="8"/>
          <table:table-cell table:style-name="ce12"/>
          <table:table-cell table:number-columns-repeated="1015"/>
        </table:table-row>
        <table:table-row table:style-name="ro2">
          <table:table-cell office:value-type="string" calcext:value-type="string">
            <text:p>Shipping to USA</text:p>
          </table:table-cell>
          <table:table-cell office:value-type="string" calcext:value-type="string">
            <text:p>Mailing Box Bx1</text:p>
          </table:table-cell>
          <table:table-cell office:value-type="string" calcext:value-type="string">
            <text:p>3.5” disk: 146mmx102mmx25.4mm</text:p>
          </table:table-cell>
          <table:table-cell/>
          <table:table-cell office:value-type="string" calcext:value-type="string">
            <text:p>Australia P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AUD" office:value="1.75" calcext:value-type="currency">
            <text:p>$1.75</text:p>
          </table:table-cell>
          <table:table-cell table:style-name="ce12" table:formula="of:=[.H37]*[.G37]" office:value-type="currency" office:currency="AUD" office:value="1.75" calcext:value-type="currency">
            <text:p>$1.7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ubble Wrap</text:p>
          </table:table-cell>
          <table:table-cell table:number-columns-repeated="2"/>
          <table:table-cell office:value-type="string" calcext:value-type="string">
            <text:p>Australia P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AUD" office:value="1" calcext:value-type="currency">
            <text:p>$1.00</text:p>
          </table:table-cell>
          <table:table-cell table:style-name="ce12" table:formula="of:=[.H38]*[.G38]" office:value-type="currency" office:currency="AUD" office:value="1" calcext:value-type="currency">
            <text:p>$1.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stag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currency" office:currency="AUD" office:value="19.7" calcext:value-type="currency">
            <text:p>$19.70</text:p>
          </table:table-cell>
          <table:table-cell table:style-name="ce12" table:formula="of:=[.H39]*[.G39]" office:value-type="currency" office:currency="AUD" office:value="19.7" calcext:value-type="currency">
            <text:p>$19.7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SUM([.I37:.I39])" office:value-type="currency" office:currency="AUD" office:value="22.45" calcext:value-type="currency">
            <text:p>$22.45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2"/>
          <table:table-cell table:number-columns-repeated="1015"/>
        </table:table-row>
        <table:table-row table:style-name="ro2">
          <table:table-cell table:style-name="ce1" office:value-type="string" calcext:value-type="string">
            <text:p>TOTAL inc. Shipping</text:p>
          </table:table-cell>
          <table:table-cell table:number-columns-repeated="7"/>
          <table:table-cell table:style-name="ce13" table:formula="of:=[.I35]+[.I40]" office:value-type="currency" office:currency="AUD" office:value="73.2478723404255" calcext:value-type="currency">
            <text:p>$73.25</text:p>
          </table:table-cell>
          <table:table-cell office:value-type="string" calcext:value-type="string">
            <text:p>AUD Dollar</text:p>
          </table:table-cell>
          <table:table-cell table:number-columns-repeated="1014"/>
        </table:table-row>
        <table:table-row table:style-name="ro2" table:number-rows-repeated="1048508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 style:data-style-name="N2" text:time-value="0000-00-00T00:00:04.067698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2-07-30T21:17:08</meta:creation-date>
    <meta:generator>LibreOffice/4.1.1.2$Linux_X86_64 LibreOffice_project/410m0$Build-2</meta:generator>
    <dc:date>2013-10-09T12:41:19.385966554</dc:date>
    <dc:creator>Michael McMaster</dc:creator>
    <meta:editing-duration>P6DT20H2M50S</meta:editing-duration>
    <meta:editing-cycles>222</meta:editing-cycles>
    <meta:document-statistic meta:table-count="3" meta:cell-count="261" meta:object-count="0"/>
  </office:meta>
</office:document-meta>
</file>